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Heading_20_4" style:list-style-name="Numbering_20_123">
      <style:text-properties officeooo:paragraph-rsid="0010ef47"/>
    </style:style>
    <style:style style:name="P3" style:family="paragraph" style:parent-style-name="Heading_20_4" style:list-style-name="Numbering_20_123">
      <style:text-properties officeooo:paragraph-rsid="0012bd2c"/>
    </style:style>
    <style:style style:name="P4" style:family="paragraph" style:parent-style-name="Heading_20_4" style:list-style-name="List_20_1">
      <style:text-properties officeooo:paragraph-rsid="0012bd2c"/>
    </style:style>
    <style:style style:name="P5" style:family="paragraph" style:parent-style-name="Standard">
      <style:text-properties officeooo:rsid="00108097" officeooo:paragraph-rsid="00108097"/>
    </style:style>
    <style:style style:name="P6" style:family="paragraph" style:parent-style-name="Standard">
      <style:paragraph-properties style:writing-mode="lr-tb"/>
      <style:text-properties officeooo:rsid="00108097" officeooo:paragraph-rsid="00108097"/>
    </style:style>
    <style:style style:name="P7" style:family="paragraph" style:parent-style-name="Standard" style:list-style-name="List_20_1">
      <style:paragraph-properties style:writing-mode="lr-tb"/>
      <style:text-properties officeooo:rsid="00108097" officeooo:paragraph-rsid="00108097"/>
    </style:style>
    <style:style style:name="P8" style:family="paragraph" style:parent-style-name="Text_20_body" style:list-style-name="List_20_1"/>
    <style:style style:name="P9" style:family="paragraph" style:parent-style-name="Text_20_body" style:list-style-name="List_20_1">
      <style:text-properties officeooo:paragraph-rsid="0010ef47"/>
    </style:style>
    <style:style style:name="P10" style:family="paragraph" style:parent-style-name="Text_20_body" style:list-style-name="List_20_1">
      <style:text-properties officeooo:paragraph-rsid="0012bd2c"/>
    </style:style>
    <style:style style:name="P11" style:family="paragraph" style:parent-style-name="Text_20_body">
      <style:text-properties officeooo:paragraph-rsid="0012bd2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4" style:family="text">
      <style:text-properties style:font-name="Liberation Sans" fo:font-size="13pt" fo:font-style="italic" fo:font-weight="bold" officeooo:rsid="0012bd2c" style:font-name-asian="Noto Sans CJK SC" style:font-size-asian="13pt" style:font-style-asian="italic" style:font-weight-asian="bold" style:font-name-complex="Lohit Devanagari1" style:font-size-complex="13pt" style:font-style-complex="italic" style:font-weight-complex="bold"/>
    </style:style>
    <style:style style:name="T5" style:family="text">
      <style:text-properties style:font-name="Liberation Sans" fo:font-size="13pt" fo:font-style="normal" fo:font-weight="bold" officeooo:rsid="0010ef47" style:font-name-asian="Noto Sans CJK SC" style:font-size-asian="13pt" style:font-style-asian="normal" style:font-weight-asian="bold" style:font-name-complex="Lohit Devanagari1" style:font-size-complex="13pt" style:font-style-complex="normal" style:font-weight-complex="bold"/>
    </style:style>
    <style:style style:name="T6" style:family="text">
      <style:text-properties style:font-name="Liberation Sans" fo:font-size="13pt" fo:font-style="normal" style:text-underline-style="none" fo:font-weight="normal" style:font-name-asian="Noto Sans CJK SC" style:font-size-asian="13pt" style:font-style-asian="normal" style:font-weight-asian="normal" style:font-name-complex="Lohit Devanagari1" style:font-size-complex="13pt" style:font-style-complex="normal" style:font-weight-complex="normal"/>
    </style:style>
    <style:style style:name="T7" style:family="text">
      <style:text-properties style:font-name="Liberation Sans" fo:font-size="12pt" fo:font-style="normal" style:text-underline-style="solid" style:text-underline-width="auto" style:text-underline-color="font-color"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8"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fo:font-style="italic" officeooo:rsid="0010ef47"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0ef47" style:font-style-asian="italic" style:font-weight-asian="bold" style:font-style-complex="italic" style:font-weight-complex="bold"/>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0ef47"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2896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stro Linux – Distribution Linux</text:h>
      <text:p text:style-name="P5"/>
      <text:list xml:id="list4217202422" text:style-name="List_20_1">
        <text:list-item>
          <text:p text:style-name="P7"><text:span text:style-name="T1">Linux </text:span>là hệ điều hành được tạo ra và phát triển thành giải pháp mã nguồn mở nhằm giảm sự lệ thuộc vào những hệ điều hành đóng (Window).</text:p>
          <text:p text:style-name="P7"/>
        </text:list-item>
        <text:list-item>
          <text:p text:style-name="P7">Hệ điều hành mở cho phép người dùng sử dụng miễn phí, tự do phát triển và định hướng hay tùy chỉnh theo nhu cầu thực tế của mình - được gọi là Distro <text:span text:style-name="T1">Linux ( Distribution Linux )</text:span><text:span text:style-name="T2">.</text:span></text:p>
        </text:list-item>
      </text:list>
      <text:p text:style-name="P6"><text:span text:style-name="T2"/></text:p>
      <text:h text:style-name="P1" text:outline-level="1">Các bản DistroLinux</text:h>
      <text:p text:style-name="P6"/>
      <text:p text:style-name="P6">Mỗi DistroLinux hướng đến một nhóm đối tượng và phục vụ nhu cầu sử dụng khác nhau.</text:p>
      <text:p text:style-name="P6"/>
      <text:h text:style-name="Heading_20_3" text:outline-level="3"><text:tab/>Giống nhau:</text:h>
      <text:list xml:id="list115034230298045" text:continue-numbering="true" text:style-name="List_20_1">
        <text:list-item>
          <text:list>
            <text:list-item>
              <text:list>
                <text:list-item>
                  <text:list>
                    <text:list-item>
                      <text:list>
                        <text:list-item>
                          <text:list>
                            <text:list-item>
                              <text:list>
                                <text:list-item>
                                  <text:p text:style-name="P8">Đều dựa trên 3 nhánh chính: Debian, Red Hat, Slackware.</text:p>
                                </text:list-item>
                                <text:list-item>
                                  <text:p text:style-name="P8">Tất cả các bản DistroLinux đều có Kernel và Linux.</text:p>
                                </text:list-item>
                              </text:list>
                            </text:list-item>
                          </text:list>
                        </text:list-item>
                      </text:list>
                    </text:list-item>
                  </text:list>
                </text:list-item>
              </text:list>
            </text:list-item>
          </text:list>
        </text:list-item>
      </text:list>
      <text:h text:style-name="Heading_20_3" text:outline-level="3"><text:tab/>Khác nhau:</text:h>
      <text:list xml:id="list726130487" text:style-name="Numbering_20_123">
        <text:list-item>
          <text:list>
            <text:list-item>
              <text:list>
                <text:list-item>
                  <text:list>
                    <text:list-item>
                      <text:h text:style-name="P2" text:outline-level="4"><text:span text:style-name="T15">Xét về thị trường: </text:span><text:span text:style-name="T16">(</text:span><text:span text:style-name="T5">4)</text:span></text:h>
                    </text:list-item>
                  </text:list>
                </text:list-item>
              </text:list>
            </text:list-item>
          </text:list>
        </text:list-item>
      </text:list>
      <text:list xml:id="list115033215209147" text:continue-list="list115034230298045" text:style-name="List_20_1">
        <text:list-item>
          <text:list>
            <text:list-item>
              <text:list>
                <text:list-item>
                  <text:list>
                    <text:list-item>
                      <text:list>
                        <text:list-item>
                          <text:list>
                            <text:list-item>
                              <text:list>
                                <text:list-item>
                                  <text:list>
                                    <text:list-item>
                                      <text:list>
                                        <text:list-item>
                                          <text:list>
                                            <text:list-item>
                                              <text:p text:style-name="P9"><text:span text:style-name="T17">Nhóm 1</text:span>: <text:span text:style-name="T11">Arch, Gentoo </text:span><text:span text:style-name="T13">và</text:span><text:span text:style-name="T11"> Slack</text:span><text:span text:style-name="T12">ware</text:span><text:span text:style-name="T10"> : </text:span><text:span text:style-name="T16">nhắm đến người dùng am hiểu Linux. Do đó phần lớn các phương thức xây dựng, cũng như cấu hình của hệ thống được thực hiện qua dòng lệnh.</text:span></text:p>
                                            </text:list-item>
                                            <text:list-item>
                                              <text:p text:style-name="P9"><text:span text:style-name="T9">Nhóm 2:</text:span> <text:span text:style-name="T11">Debian</text:span><text:span text:style-name="T14">,</text:span><text:span text:style-name="T11"> Fedora </text:span><text:span text:style-name="T2">: nhắm đến người dùng am hiểu về hệ thống nhưng chưa thực sự hiểu về Linux. Do đó, Distro sẽ cung cấp cho họ nhiều công cụ hơn đồng nghĩa với việc quy trình phát triển và kiểm tra chất lượng phần mềm khắt khe hơn các nhóm còn lại.</text:span></text:p>
                                            </text:list-item>
                                            <text:list-item>
                                              <text:p text:style-name="P9"><text:span text:style-name="T9">Nhóm 3</text:span>: <text:span text:style-name="T11">Centos</text:span><text:span text:style-name="T14">,</text:span><text:span text:style-name="T11"> RHEL</text:span><text:span text:style-name="T14">,</text:span><text:span text:style-name="T11"> SUSE EL </text:span><text:span text:style-name="T14">: </text:span><text:span text:style-name="T18">nhắm vào thị thường máy chủ, doanh nghiệp, cơ quan,...Vì chúng có sự ổn định cao, thời gian ra phiên bản mới lâu </text:span><text:span text:style-name="T19">(3-5 năm), Ngoài ra còn có các dịch vụ hỗ trợ thương mại.</text:span></text:p>
                                            </text:list-item>
                                            <text:list-item>
                                              <text:p text:style-name="P9"><text:span text:style-name="T9">Nhóm 4</text:span>: <text:span text:style-name="T11">Ubuntu</text:span><text:span text:style-name="T14">,</text:span><text:span text:style-name="T11"> Open SUSE</text:span><text:span text:style-name="T14">,</text:span><text:span text:style-name="T11"> Linux Mint </text:span><text:span text:style-name="T2">: nhắm vào người mới bắt đầu dùng Linux và người dùng cuối. Gồm các đặc tính: phát triển trong thờ gian ngắn, ứng dụng các công nghệ mới liên tục, nhiều công cụ đồ họa thiết kế và cấu hình hệ thống theo nhu cầu sử dụng.</text:span></text:p>
                                            </text:list-item>
                                          </text:list>
                                        </text:list-item>
                                      </text:list>
                                    </text:list-item>
                                  </text:list>
                                </text:list-item>
                              </text:list>
                            </text:list-item>
                          </text:list>
                        </text:list-item>
                      </text:list>
                    </text:list-item>
                  </text:list>
                </text:list-item>
              </text:list>
            </text:list-item>
          </text:list>
        </text:list-item>
      </text:list>
      <text:list xml:id="list115034480035456" text:continue-list="list726130487" text:style-name="Numbering_20_123">
        <text:list-item>
          <text:list>
            <text:list-item>
              <text:list>
                <text:list-item>
                  <text:list>
                    <text:list-item>
                      <text:h text:style-name="P3" text:outline-level="4"><text:soft-page-break/><text:span text:style-name="T3">Xét về triết lý phần mềm </text:span><text:span text:style-name="T4">( Distro Philosophy )</text:span><text:tab/></text:h>
                    </text:list-item>
                  </text:list>
                </text:list-item>
              </text:list>
            </text:list-item>
          </text:list>
        </text:list-item>
      </text:list>
      <text:list xml:id="list115032819511097" text:continue-list="list115033215209147" text:style-name="List_20_1">
        <text:list-item>
          <text:list>
            <text:list-item>
              <text:list>
                <text:list-item>
                  <text:list>
                    <text:list-item>
                      <text:list>
                        <text:list-item>
                          <text:list>
                            <text:list-item>
                              <text:list>
                                <text:list-item>
                                  <text:list>
                                    <text:list-item>
                                      <text:list>
                                        <text:list-item>
                                          <text:list>
                                            <text:list-item>
                                              <text:h text:style-name="P4" text:outline-level="4"><text:span text:style-name="T7">Nhóm 1</text:span><text:span text:style-name="T8">: Có cấu trúc gọn, linh hoạt để các lập trình viên có thể xây dựng theo nhu cầu của mình.</text:span></text:h>
                                            </text:list-item>
                                            <text:list-item>
                                              <text:p text:style-name="P10"><text:span text:style-name="T7">Nhóm 2</text:span><text:span text:style-name="T8">: Nhắm đến sự chuẩn hóa quá trình phát triển phần mềm, nhằm tạo ra hệ thống hoạt động nhịp nhàng và hạn chế tối đa lỗ hổng bảo mật.</text:span></text:p>
                                            </text:list-item>
                                            <text:list-item>
                                              <text:p text:style-name="P10"><text:span text:style-name="T7">Nhóm 3</text:span><text:span text:style-name="T8">: Phát triển theo hướng bền vững, chuyên nghiệp, phù hợp cho việc cung cấp sản phẩm/dịch vụ dài hạn, có vòng đời lên tới 7 năm.</text:span></text:p>
                                            </text:list-item>
                                            <text:list-item>
                                              <text:p text:style-name="P10"><text:span text:style-name="T7">Nhóm 4</text:span><text:span text:style-name="T8">: Đi theo hướng công nghệ. Nhóm này có công cụ hiệu ứng đồ họa và không cần chỉnh nhiều.</text:span></text:p>
                                            </text:list-item>
                                          </text:list>
                                        </text:list-item>
                                      </text:list>
                                    </text:list-item>
                                  </text:list>
                                </text:list-item>
                              </text:list>
                            </text:list-item>
                          </text:list>
                        </text:list-item>
                      </text:list>
                    </text:list-item>
                  </text:list>
                </text:list-item>
              </text:list>
            </text:list-item>
          </text:list>
        </text:list-item>
      </text:list>
      <text:p text:style-name="P11"><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1:04:12.929791713</meta:creation-date>
    <dc:date>2022-10-17T11:50:32.580063187</dc:date>
    <meta:editing-duration>PT2M45S</meta:editing-duration>
    <meta:editing-cycles>1</meta:editing-cycles>
    <meta:document-statistic meta:table-count="0" meta:image-count="0" meta:object-count="0" meta:page-count="2" meta:paragraph-count="20" meta:word-count="437" meta:character-count="2005" meta:non-whitespace-character-count="1598"/>
    <meta:generator>LibreOffice/7.3.6.2$Linux_X86_64 LibreOffice_project/30$Build-2</meta:generator>
  </office:meta>
</office:document-meta>
</file>